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>
          <table:table-cell office:value-type="string" office:value="Land" table:style-name="ce1">
            <text:p>Land</text:p>
          </table:table-cell>
          <table:table-cell office:value-type="string" office:value="Zeitraum" table:style-name="ce1">
            <text:p>Zeitraum</text:p>
          </table:table-cell>
        </table:table-row>
        <table:table-row>
          <table:table-cell office:value-type="string" office:value="                   Baden-Württemberg" table:style-name="ce1">
            <text:p>                   Baden-Württemberg</text:p>
          </table:table-cell>
          <table:table-cell office:value-type="string" office:value="23.12. - 08.01." table:style-name="ce1">
            <text:p>23.12. - 08.01.</text:p>
          </table:table-cell>
        </table:table-row>
        <table:table-row>
          <table:table-cell office:value-type="string" office:value="                   Bayern" table:style-name="ce1">
            <text:p>                   Bayern</text:p>
          </table:table-cell>
          <table:table-cell office:value-type="string" office:value="24.12. - 08.01." table:style-name="ce1">
            <text:p>24.12. - 08.01.</text:p>
          </table:table-cell>
        </table:table-row>
        <table:table-row>
          <table:table-cell office:value-type="string" office:value="                   Berlin" table:style-name="ce1">
            <text:p>                   Berlin</text:p>
          </table:table-cell>
          <table:table-cell office:value-type="string" office:value="23.12.+24.12. - 31.12." table:style-name="ce1">
            <text:p>23.12.+24.12. - 31.12.</text:p>
          </table:table-cell>
        </table:table-row>
        <table:table-row>
          <table:table-cell office:value-type="string" office:value="Brandenburg" table:style-name="ce1">
            <text:p>Brandenburg</text:p>
          </table:table-cell>
          <table:table-cell office:value-type="string" office:value="20.12. - 31.12." table:style-name="ce1">
            <text:p>20.12. - 31.12.</text:p>
          </table:table-cell>
        </table:table-row>
        <table:table-row>
          <table:table-cell office:value-type="string" office:value="Bremen" table:style-name="ce1">
            <text:p>Bremen</text:p>
          </table:table-cell>
          <table:table-cell office:value-type="string" office:value="23.12. - 08.01." table:style-name="ce1">
            <text:p>23.12. - 08.01.</text:p>
          </table:table-cell>
        </table:table-row>
        <table:table-row>
          <table:table-cell office:value-type="string" office:value="Hamburg" table:style-name="ce1">
            <text:p>Hamburg</text:p>
          </table:table-cell>
          <table:table-cell office:value-type="string" office:value="23.12. - 04.01." table:style-name="ce1">
            <text:p>23.12. - 04.01.</text:p>
          </table:table-cell>
        </table:table-row>
        <table:table-row>
          <table:table-cell office:value-type="string" office:value="                   Hessen" table:style-name="ce1">
            <text:p>                   Hessen</text:p>
          </table:table-cell>
          <table:table-cell office:value-type="string" office:value="23.12. - 08.01." table:style-name="ce1">
            <text:p>23.12. - 08.01.</text:p>
          </table:table-cell>
        </table:table-row>
        <table:table-row>
          <table:table-cell office:value-type="string" office:value="Mecklenburg-Vorpommern" table:style-name="ce1">
            <text:p>Mecklenburg-Vorpommern</text:p>
          </table:table-cell>
          <table:table-cell office:value-type="string" office:value="22.12. - 31.12." table:style-name="ce1">
            <text:p>22.12. - 31.12.</text:p>
          </table:table-cell>
        </table:table-row>
        <table:table-row>
          <table:table-cell office:value-type="string" office:value="Niedersachsen" table:style-name="ce1">
            <text:p>Niedersachsen</text:p>
          </table:table-cell>
          <table:table-cell office:value-type="string" office:value="23.12. - 07.01." table:style-name="ce1">
            <text:p>23.12. - 07.01.</text:p>
          </table:table-cell>
        </table:table-row>
        <table:table-row>
          <table:table-cell office:value-type="string" office:value="                   Nordrhein-Westfalen" table:style-name="ce1">
            <text:p>                   Nordrhein-Westfalen</text:p>
          </table:table-cell>
          <table:table-cell office:value-type="string" office:value="24.12. - 08.01." table:style-name="ce1">
            <text:p>24.12. - 08.01.</text:p>
          </table:table-cell>
        </table:table-row>
        <table:table-row>
          <table:table-cell office:value-type="string" office:value="                   Rheinland-Pfalz" table:style-name="ce1">
            <text:p>                   Rheinland-Pfalz</text:p>
          </table:table-cell>
          <table:table-cell office:value-type="string" office:value="23.12. - 31.12." table:style-name="ce1">
            <text:p>23.12. - 31.12.</text:p>
          </table:table-cell>
        </table:table-row>
        <table:table-row>
          <table:table-cell office:value-type="string" office:value="Saarland" table:style-name="ce1">
            <text:p>Saarland</text:p>
          </table:table-cell>
          <table:table-cell office:value-type="string" office:value="23.12. - 03.01." table:style-name="ce1">
            <text:p>23.12. - 03.01.</text:p>
          </table:table-cell>
        </table:table-row>
        <table:table-row>
          <table:table-cell office:value-type="string" office:value="Sachsen" table:style-name="ce1">
            <text:p>Sachsen</text:p>
          </table:table-cell>
          <table:table-cell office:value-type="string" office:value="23.12. - 01.01." table:style-name="ce1">
            <text:p>23.12. - 01.01.</text:p>
          </table:table-cell>
        </table:table-row>
        <table:table-row>
          <table:table-cell office:value-type="string" office:value="Sachsen-Anhalt" table:style-name="ce1">
            <text:p>Sachsen-Anhalt</text:p>
          </table:table-cell>
          <table:table-cell office:value-type="string" office:value="18.12. - 08.01." table:style-name="ce1">
            <text:p>18.12. - 08.01.</text:p>
          </table:table-cell>
        </table:table-row>
        <table:table-row>
          <table:table-cell office:value-type="string" office:value="Schleswig-Holstein" table:style-name="ce1">
            <text:p>Schleswig-Holstein</text:p>
          </table:table-cell>
          <table:table-cell office:value-type="string" office:value="23.12. - 08.01." table:style-name="ce1">
            <text:p>23.12. - 08.01.</text:p>
          </table:table-cell>
        </table:table-row>
        <table:table-row>
          <table:table-cell office:value-type="string" office:value="Thüringen" table:style-name="ce1">
            <text:p>Thüringen</text:p>
          </table:table-cell>
          <table:table-cell office:value-type="string" office:value="23.12. - 31.12." table:style-name="ce1">
            <text:p>23.12. - 31.12.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